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49c7c"/>
    </style:style>
    <style:style style:name="P2" style:family="paragraph" style:parent-style-name="Standard">
      <style:paragraph-properties fo:text-align="start" style:justify-single-word="false"/>
      <style:text-properties officeooo:paragraph-rsid="00149c7c"/>
    </style:style>
    <style:style style:name="P3" style:family="paragraph" style:parent-style-name="Standard">
      <style:paragraph-properties fo:text-align="center" style:justify-single-word="false"/>
      <style:text-properties officeooo:paragraph-rsid="00149c7c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2.02" style:data-style-name="N0">2.02</text:variable-set>: Frames of Reference</text:p>
      <text:p text:style-name="P2"/>
      <text:list xml:id="list3242788038922553033" text:style-name="L1">
        <text:list-item>
          <text:p text:style-name="P1">George is riding his bicycle to the east at 10 m/s. <text:s/>He sees a car, 10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24513140375594" text:continue-numbering="true" text:style-name="L1">
        <text:list-item>
          <text:p text:style-name="P1">Monique leaves her house and walks to school at a rate of 1.5 m/s. <text:s/>At the same time, Rick leaves the school and walks toward Monique's house at a speed of 2 m/s. <text:s/>Monique's house is 1200 meters from the school.</text:p>
          <text:list>
            <text:list-item>
              <text:p text:style-name="P1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513081117422" text:continue-numbering="true" text:style-name="L1">
        <text:list-item>
          <text:list>
            <text:list-item>
              <text:p text:style-name="P1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24512822071968" text:continue-numbering="true" text:style-name="L1">
        <text:list-item>
          <text:p text:style-name="P1">Ernest, a police officer, is in pursuit of a car that has been stolen by the notorius criminal Bert. <text:s/>Bert is 5 km ahead of the police car. <text:s/>Bert drives 30 m/s, and the <text:span text:style-name="T2">Ernest</text:span> is catching up by driving 45 m/s. <text:s/></text:p>
          <text:list>
            <text:list-item>
              <text:p text:style-name="P1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512693580947" text:continue-numbering="true" text:style-name="L1">
        <text:list-item>
          <text:list>
            <text:list-item>
              <text:p text:style-name="P1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512287266553" text:continue-numbering="true" text:style-name="L1">
        <text:list-item>
          <text:list>
            <text:list-item>
              <text:p text:style-name="P1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4512456993242" text:continue-numbering="true" text:style-name="L1">
        <text:list-item>
          <text:p text:style-name="P1"><text:soft-page-break/>Billy-Bob is flying 100 m/s in a plane directly above a road. <text:s/>He sees a car driving in the same direction, 5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24513019311639" text:continue-numbering="true" text:style-name="L1">
        <text:list-item>
          <text:p text:style-name="P1">Louis is in a fighter plane, chasing an imperial Zero fighter near Hawaii. <text:s/>He is flying 6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1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512895499449" text:continue-numbering="true" text:style-name="L1">
        <text:list-item>
          <text:list>
            <text:list-item>
              <text:p text:style-name="P1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511398141242" text:continue-numbering="true" text:style-name="L1">
        <text:list-item>
          <text:list>
            <text:list-item>
              <text:p text:style-name="P1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511390339396" text:continue-numbering="true" text:style-name="L1">
        <text:list-item>
          <text:list>
            <text:list-item>
              <text:p text:style-name="P1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24513094866127" text:continue-numbering="true" text:style-name="L1">
        <text:list-item>
          <text:list>
            <text:list-item>
              <text:p text:style-name="P1">What is the date that these events took plac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511462027176" text:continue-numbering="true" text:style-name="L1">
        <text:list-item>
          <text:list>
            <text:list-header>
              <text:p text:style-name="P1"/>
            </text:list-header>
          </text:list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3-11-03T12:45:11.136679560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29.588050265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3T12:45:11.077455313</dc:date>
    <dc:creator>Jonas Williamson</dc:creator>
    <meta:document-statistic meta:table-count="0" meta:image-count="2" meta:object-count="0" meta:page-count="2" meta:paragraph-count="18" meta:word-count="370" meta:character-count="1861" meta:non-whitespace-character-count="1475"/>
  </office:meta>
</office:document-meta>
</file>